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font-name="Times New Roman1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style:font-name-complex="Arial"/>
    </style:style>
    <style:style style:name="T7" style:family="text">
      <style:text-properties style:font-name-complex="Arial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4"><text:span text:style-name="T11">do text</text:span></text:p><text:p text:style-name="P4"><text:span text:style-name="T11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Standard"><text:span text:style-name="T1"><office:annotation><dc:creator>sde </dc:creator><dc:date>2011-07-27T10:01:44</dc:date><text:p text:style-name="P3"><text:span text:style-name="T8">do text if not len(self.getApplicants()) &gt; 1</text:span></text:p><text:p text:style-name="P3"><text:span text:style-name="T9">from xhtml(self.portal_urban.decorateHTML('UrbanBody',applicantobj.getSignaletic(withaddress=True,linebyline=True)))</text:span></text:p></office:annotation></text:span><text:span text:style-name="T1">Titre Nom Prénom<text:line-break/>Adresse ligne1<text:line-break/>Adresse ligne2</text:span></text:p><text:p text:style-name="Standard"><text:span text:style-name="T1"><office:annotation><dc:creator>sde </dc:creator><dc:date>2011-07-27T10:01:59</dc:date><text:p text:style-name="P3"><text:span text:style-name="T8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3"><text:span text:style-name="T10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text:span text:style-name="T3">Monsieur le Fonctionnaire délégué,</text:span></text:p>
      <text:p text:style-name="P2"/>
      <text:p text:style-name="P2"><text:span text:style-name="T6">CONCERNE</text:span><text:span text:style-name="T7"> : demande de prorogation du permis d’urbanisme </text:span><text:span text:style-name="T7"><text:text-input text:description="">self.getReference()</text:text-input></text:span><text:span text:style-name="T7"> <text:s/>pour </text:span><text:span text:style-name="T7"><text:text-input text:description="Objet des travaux">self.getLicenceSubject()</text:text-input></text:span><text:span text:style-name="T7">, sis </text:span><text:span text:style-name="T7"><text:text-input text:description="Situation des travaux">self.getWorkLocationSignaletic()</text:text-input></text:span></text:p>
      <text:p text:style-name="P2"/>
      <text:p text:style-name="P2">Nous vous prions de trouver, sous ce couvert, la délibération du Collège communal du xx/xx/xxxx accordant à <text:text-input text:description="Demandeurs">self.getApplicantsSignaletic()</text:text-input> la prorogation sollicitée.</text:p>
      <text:p text:style-name="UrbanBody"/>
      <text:p text:style-name="UrbanBody"/>
      <text:p text:style-name="UrbanBody">Demeurant à votre disposition, nous vous prions d'agréer, Monsieur le fonctionnaire délégué, nos salutations distinguées.</text:p>
      <text:p text:style-name="UrbanBody"/>
      <text:p text:style-name="UrbanBody"/>
      <text:p text:style-name="UrbanBody"><text:span text:style-name="T2"><office:annotation><dc:creator>sde </dc:creator><dc:date>2011-07-27T10:02:32</dc:date><text:p text:style-name="P3"><text:span text:style-name="T8">do text</text:span></text:p><text:p text:style-name="P3"><text:span text:style-name="T9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6.752cm" fo:margin-right="0cm" fo:text-indent="0cm" style:auto-text-indent="false" style:text-autospace="ideograph-alpha"/>
      <style:text-properties style:font-name="Tahoma" fo:font-size="12pt" fo:language="fr" fo:country="FR" fo:font-weight="bold" style:font-size-asian="12pt" style:font-weight-asian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7T08:38:29</dc:date>
    <dc:creator>sde </dc:creator>
    <meta:editing-duration>PT8H17M20S</meta:editing-duration>
    <meta:editing-cycles>43</meta:editing-cycles>
    <meta:generator>LibreOffice/3.3$Unix LibreOffice_project/330m19$Build-301</meta:generator>
    <meta:document-statistic meta:table-count="0" meta:image-count="0" meta:object-count="0" meta:page-count="1" meta:paragraph-count="12" meta:word-count="77" meta:character-count="750"/>
  </office:meta>
</office:document-meta>
</file>